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f911" officeooo:paragraph-rsid="0012f911" style:font-weight-asian="bold" style:font-weight-complex="bold"/>
    </style:style>
    <style:style style:name="P2" style:family="paragraph" style:parent-style-name="Standard">
      <style:text-properties fo:font-weight="normal" officeooo:rsid="0012f911" officeooo:paragraph-rsid="0012f911" style:font-weight-asian="normal" style:font-weight-complex="normal"/>
    </style:style>
    <style:style style:name="P3" style:family="paragraph" style:parent-style-name="Standard">
      <style:text-properties officeooo:paragraph-rsid="0012f911"/>
    </style:style>
    <style:style style:name="P4" style:family="paragraph" style:parent-style-name="Standard" style:list-style-name="L3">
      <style:text-properties officeooo:paragraph-rsid="0012f911"/>
    </style:style>
    <style:style style:name="T1" style:family="text">
      <style:text-properties fo:font-weight="normal" officeooo:rsid="0012f911" style:font-weight-asian="normal" style:font-weight-complex="normal"/>
    </style:style>
    <text:list-style style:name="L1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DG Linux I </text:p>
      <text:p text:style-name="P1"/>
      <text:p text:style-name="P3"><text:span text:style-name="T1">Exam 101 Covers:</text:span></text:p>
      <text:list xml:id="list5473976678417816926" text:style-name="L3">
        <text:list-item>
          <text:p text:style-name="P4"><text:span text:style-name="T1">System Architecture </text:span></text:p>
        </text:list-item>
        <text:list-item>
          <text:p text:style-name="P4">Linux Installation and Package Management </text:p>
        </text:list-item>
        <text:list-item>
          <text:p text:style-name="P4">GNU and Unix Commands </text:p>
        </text:list-item>
        <text:list-item>
          <text:p text:style-name="P4">Devices, Linux Filesystems, Filesystem Hierarchy Standard 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01:08:33.749257944</meta:creation-date>
    <meta:generator>LibreOffice/5.0.6.2$Linux_X86_64 LibreOffice_project/00m0$Build-2</meta:generator>
    <dc:date>2016-12-23T01:09:31.309447547</dc:date>
    <meta:editing-duration>PT57S</meta:editing-duration>
    <meta:editing-cycles>1</meta:editing-cycles>
    <meta:document-statistic meta:table-count="0" meta:image-count="0" meta:object-count="0" meta:page-count="1" meta:paragraph-count="6" meta:word-count="27" meta:character-count="174" meta:non-whitespace-character-count="152"/>
  </office:meta>
</office:document-meta>
</file>